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dobe Blank" svg:font-family="Adobe Blan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fo:line-height="150%"/>
      <style:text-properties style:font-name="Arial" fo:font-weight="bold" style:font-weight-asian="bold" style:font-weight-complex="bold" fo:font-size="18pt" style:font-size-asian="18pt" style:font-size-complex="18pt" style:text-underline-type="single" style:text-underline-style="solid" style:text-underline-width="auto" style:text-underline-mode="continuous" fo:language="ca" fo:country="ES"/>
    </style:style>
    <style:style style:name="P3"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fo:language="ca" fo:country="ES"/>
    </style:style>
    <style:style style:name="P4" style:parent-style-name="Standard" style:list-style-name="LFO1" style:family="paragraph">
      <style:paragraph-properties fo:line-height="150%"/>
      <style:text-properties style:font-name="Arial" fo:font-weight="bold" style:font-weight-asian="bold" style:font-weight-complex="bold" fo:font-size="14pt" style:font-size-asian="14pt" style:font-size-complex="14pt" fo:language="ca" fo:country="ES"/>
    </style:style>
    <style:style style:name="P5" style:parent-style-name="Standard" style:family="paragraph">
      <style:paragraph-properties fo:line-height="150%"/>
    </style:style>
    <style:style style:name="T6" style:parent-style-name="Fuentedepárrafopredeter." style:family="text">
      <style:text-properties style:font-name="Arial" fo:language="ca" fo:country="ES"/>
    </style:style>
    <style:style style:name="T7" style:parent-style-name="Fuentedepárrafopredeter." style:family="text">
      <style:text-properties style:font-name="Arial" fo:language="ca" fo:country="ES"/>
    </style:style>
    <style:style style:name="T8" style:parent-style-name="Fuentedepárrafopredeter." style:family="text">
      <style:text-properties style:font-name="Arial" fo:language="ca" fo:country="ES"/>
    </style:style>
    <style:style style:name="T9" style:parent-style-name="Fuentedepárrafopredeter." style:family="text">
      <style:text-properties style:font-name="Arial" fo:language="ca" fo:country="ES"/>
    </style:style>
    <style:style style:name="T10" style:parent-style-name="Fuentedepárrafopredeter." style:family="text">
      <style:text-properties style:font-name="Arial" fo:language="ca" fo:country="ES"/>
    </style:style>
    <style:style style:name="T11" style:parent-style-name="Fuentedepárrafopredeter." style:family="text">
      <style:text-properties style:font-name="Arial" fo:language="ca" fo:country="ES"/>
    </style:style>
    <style:style style:name="T12" style:parent-style-name="Fuentedepárrafopredeter." style:family="text">
      <style:text-properties style:font-name="Arial" fo:language="ca" fo:country="ES"/>
    </style:style>
    <style:style style:name="T13" style:parent-style-name="Fuentedepárrafopredeter." style:family="text">
      <style:text-properties style:font-name="Arial" fo:language="ca" fo:country="ES"/>
    </style:style>
    <style:style style:name="T14" style:parent-style-name="Fuentedepárrafopredeter." style:family="text">
      <style:text-properties style:font-name="Arial" fo:language="ca" fo:country="ES"/>
    </style:style>
    <style:style style:name="T15" style:parent-style-name="Fuentedepárrafopredeter." style:family="text">
      <style:text-properties style:font-name="Arial" fo:language="ca" fo:country="ES"/>
    </style:style>
    <style:style style:name="T16" style:parent-style-name="Fuentedepárrafopredeter." style:family="text">
      <style:text-properties style:font-name="Arial" fo:font-style="italic" style:font-style-asian="italic" style:font-style-complex="italic" fo:language="ca" fo:country="ES"/>
    </style:style>
    <style:style style:name="T17" style:parent-style-name="Fuentedepárrafopredeter." style:family="text">
      <style:text-properties style:font-name="Arial" fo:language="ca" fo:country="ES"/>
    </style:style>
    <style:style style:name="T18" style:parent-style-name="Fuentedepárrafopredeter." style:family="text">
      <style:text-properties style:font-name="Arial" fo:language="ca" fo:country="ES"/>
    </style:style>
    <style:style style:name="T19" style:parent-style-name="Fuentedepárrafopredeter." style:family="text">
      <style:text-properties style:font-name="Arial" fo:language="ca" fo:country="ES"/>
    </style:style>
    <style:style style:name="T20" style:parent-style-name="Fuentedepárrafopredeter." style:family="text">
      <style:text-properties style:font-name="Arial" fo:language="ca" fo:country="ES"/>
    </style:style>
    <style:style style:name="T21" style:parent-style-name="Fuentedepárrafopredeter." style:family="text">
      <style:text-properties style:font-name="Arial" fo:language="ca" fo:country="ES"/>
    </style:style>
    <style:style style:name="T22" style:parent-style-name="Fuentedepárrafopredeter." style:family="text">
      <style:text-properties style:font-name="Arial" fo:font-style="italic" style:font-style-asian="italic" style:font-style-complex="italic" fo:language="ca" fo:country="ES"/>
    </style:style>
    <style:style style:name="T23" style:parent-style-name="Fuentedepárrafopredeter." style:family="text">
      <style:text-properties style:font-name="Arial" fo:language="ca" fo:country="ES"/>
    </style:style>
    <style:style style:name="T24" style:parent-style-name="Fuentedepárrafopredeter." style:family="text">
      <style:text-properties style:font-name="Arial" fo:font-style="italic" style:font-style-asian="italic" style:font-style-complex="italic" fo:language="ca" fo:country="ES"/>
    </style:style>
    <style:style style:name="T25" style:parent-style-name="Fuentedepárrafopredeter." style:family="text">
      <style:text-properties style:font-name="Arial" fo:language="ca" fo:country="ES"/>
    </style:style>
    <style:style style:name="T26" style:parent-style-name="Fuentedepárrafopredeter." style:family="text">
      <style:text-properties style:font-name="Arial" fo:language="ca" fo:country="ES"/>
    </style:style>
    <style:style style:name="T27" style:parent-style-name="Fuentedepárrafopredeter." style:family="text">
      <style:text-properties style:font-name="Arial" fo:language="ca" fo:country="ES"/>
    </style:style>
    <style:style style:name="T28" style:parent-style-name="Fuentedepárrafopredeter." style:family="text">
      <style:text-properties style:font-name="Arial" fo:language="ca" fo:country="ES"/>
    </style:style>
    <style:style style:name="T29" style:parent-style-name="Fuentedepárrafopredeter." style:family="text">
      <style:text-properties style:font-name="Arial" fo:language="ca" fo:country="ES"/>
    </style:style>
    <style:style style:name="T30" style:parent-style-name="Fuentedepárrafopredeter." style:family="text">
      <style:text-properties style:font-name="Arial" fo:language="ca" fo:country="ES"/>
    </style:style>
    <style:style style:name="T31" style:parent-style-name="Fuentedepárrafopredeter." style:family="text">
      <style:text-properties style:font-name="Arial" fo:language="ca" fo:country="ES"/>
    </style:style>
    <style:style style:name="T32" style:parent-style-name="Fuentedepárrafopredeter." style:family="text">
      <style:text-properties style:font-name="Arial" fo:language="ca" fo:country="ES"/>
    </style:style>
    <style:style style:name="P33" style:parent-style-name="Standard" style:family="paragraph">
      <style:paragraph-properties fo:line-height="150%"/>
      <style:text-properties style:font-name="Arial" fo:language="ca" fo:country="ES"/>
    </style:style>
    <style:style style:name="P34" style:parent-style-name="Standard" style:list-style-name="LFO1" style:family="paragraph">
      <style:paragraph-properties fo:line-height="150%"/>
      <style:text-properties style:font-name="Arial" fo:font-weight="bold" style:font-weight-asian="bold" style:font-weight-complex="bold" fo:font-size="14pt" style:font-size-asian="14pt" style:font-size-complex="14pt" fo:language="ca" fo:country="ES"/>
    </style:style>
    <style:style style:name="P35" style:parent-style-name="Standard" style:family="paragraph">
      <style:paragraph-properties fo:line-height="150%"/>
    </style:style>
    <style:style style:name="T36" style:parent-style-name="Fuentedepárrafopredeter." style:family="text">
      <style:text-properties style:font-name="Arial"/>
    </style:style>
    <style:style style:name="T37" style:parent-style-name="Fuentedepárrafopredeter." style:family="text">
      <style:text-properties style:font-name="Arial"/>
    </style:style>
    <style:style style:name="T38" style:parent-style-name="Fuentedepárrafopredeter." style:family="text">
      <style:text-properties style:font-name="Arial"/>
    </style:style>
    <style:style style:name="T39" style:parent-style-name="Fuentedepárrafopredeter." style:family="text">
      <style:text-properties style:font-name="Arial"/>
    </style:style>
    <style:style style:name="T40" style:parent-style-name="Fuentedepárrafopredeter." style:family="text">
      <style:text-properties style:font-name="Arial"/>
    </style:style>
    <style:style style:name="T41" style:parent-style-name="Fuentedepárrafopredeter." style:family="text">
      <style:text-properties style:font-name="Arial"/>
    </style:style>
    <style:style style:name="T42" style:parent-style-name="Fuentedepárrafopredeter." style:family="text">
      <style:text-properties style:font-name="Arial"/>
    </style:style>
    <style:style style:name="T43" style:parent-style-name="Fuentedepárrafopredeter." style:family="text">
      <style:text-properties style:font-name="Arial"/>
    </style:style>
    <style:style style:name="T44" style:parent-style-name="Fuentedepárrafopredeter." style:family="text">
      <style:text-properties style:font-name="Arial"/>
    </style:style>
    <style:style style:name="T45" style:parent-style-name="Fuentedepárrafopredeter." style:family="text">
      <style:text-properties style:font-name="Arial"/>
    </style:style>
    <style:style style:name="T46" style:parent-style-name="Fuentedepárrafopredeter." style:family="text">
      <style:text-properties style:font-name="Arial"/>
    </style:style>
    <style:style style:name="T47" style:parent-style-name="Fuentedepárrafopredeter." style:family="text">
      <style:text-properties style:font-name="Arial" fo:font-style="italic" style:font-style-asian="italic" style:font-style-complex="italic"/>
    </style:style>
    <style:style style:name="T48" style:parent-style-name="Fuentedepárrafopredeter." style:family="text">
      <style:text-properties style:font-name="Arial"/>
    </style:style>
    <style:style style:name="T49" style:parent-style-name="Fuentedepárrafopredeter." style:family="text">
      <style:text-properties style:font-name="Arial" fo:font-style="italic" style:font-style-asian="italic" style:font-style-complex="italic"/>
    </style:style>
    <style:style style:name="T50" style:parent-style-name="Fuentedepárrafopredeter." style:family="text">
      <style:text-properties style:font-name="Arial"/>
    </style:style>
    <style:style style:name="P51" style:parent-style-name="Standard" style:family="paragraph">
      <style:paragraph-properties fo:line-height="150%"/>
      <style:text-properties style:font-name="Arial"/>
    </style:style>
    <style:style style:name="P52" style:parent-style-name="Standard" style:list-style-name="LFO1" style:family="paragraph">
      <style:paragraph-properties fo:line-height="150%"/>
      <style:text-properties style:font-name="Arial" fo:font-weight="bold" style:font-weight-asian="bold" style:font-weight-complex="bold" fo:font-size="14pt" style:font-size-asian="14pt" style:font-size-complex="14pt" fo:language="ca" fo:country="ES"/>
    </style:style>
    <style:style style:name="P53" style:parent-style-name="Standard" style:family="paragraph">
      <style:paragraph-properties fo:line-height="150%"/>
      <style:text-properties style:font-name="Arial" fo:language="ca" fo:country="ES"/>
    </style:style>
    <style:style style:name="P54" style:parent-style-name="Standard" style:family="paragraph">
      <style:paragraph-properties fo:line-height="150%"/>
      <style:text-properties style:font-name="Arial" fo:language="ca" fo:country="ES"/>
    </style:style>
    <style:style style:name="P55" style:parent-style-name="Standard" style:family="paragraph">
      <style:paragraph-properties fo:line-height="150%"/>
      <style:text-properties style:font-name="Arial" fo:language="ca" fo:country="ES"/>
    </style:style>
    <style:style style:name="P56" style:parent-style-name="Standard" style:family="paragraph">
      <style:paragraph-properties fo:line-height="150%"/>
      <style:text-properties style:font-name="Arial" fo:language="ca" fo:country="ES"/>
    </style:style>
    <style:style style:name="P57" style:parent-style-name="Standard" style:list-style-name="LFO1" style:family="paragraph">
      <style:paragraph-properties fo:line-height="150%"/>
      <style:text-properties style:font-name="Arial" fo:font-weight="bold" style:font-weight-asian="bold" style:font-weight-complex="bold" fo:font-size="14pt" style:font-size-asian="14pt" style:font-size-complex="14pt" fo:language="ca" fo:country="ES"/>
    </style:style>
    <style:style style:name="P58" style:parent-style-name="Standard" style:family="paragraph">
      <style:paragraph-properties fo:line-height="150%"/>
    </style:style>
    <style:style style:name="T59" style:parent-style-name="Fuentedepárrafopredeter." style:family="text">
      <style:text-properties style:font-name="Arial" fo:language="ca" fo:country="ES"/>
    </style:style>
    <style:style style:name="T60" style:parent-style-name="Fuentedepárrafopredeter." style:family="text">
      <style:text-properties style:font-name="Arial" fo:language="ca" fo:country="ES"/>
    </style:style>
    <style:style style:name="T61" style:parent-style-name="Fuentedepárrafopredeter." style:family="text">
      <style:text-properties style:font-name="Arial" fo:language="ca" fo:country="ES"/>
    </style:style>
    <style:style style:name="T62" style:parent-style-name="Fuentedepárrafopredeter." style:family="text">
      <style:text-properties style:font-name="Arial" fo:language="ca" fo:country="ES"/>
    </style:style>
    <style:style style:name="T63" style:parent-style-name="Fuentedepárrafopredeter." style:family="text">
      <style:text-properties style:font-name="Arial" fo:language="ca" fo:country="ES"/>
    </style:style>
    <style:style style:name="T64" style:parent-style-name="Fuentedepárrafopredeter." style:family="text">
      <style:text-properties style:font-name="Arial" fo:language="ca" fo:country="ES"/>
    </style:style>
    <style:style style:name="T65" style:parent-style-name="Fuentedepárrafopredeter." style:family="text">
      <style:text-properties style:font-name="Arial" fo:language="ca" fo:country="ES"/>
    </style:style>
    <style:style style:name="T66" style:parent-style-name="Fuentedepárrafopredeter." style:family="text">
      <style:text-properties style:font-name="Arial" fo:language="ca" fo:country="ES"/>
    </style:style>
    <style:style style:name="T67" style:parent-style-name="Fuentedepárrafopredeter." style:family="text">
      <style:text-properties style:font-name="Arial" fo:language="ca" fo:country="ES"/>
    </style:style>
    <style:style style:name="T68" style:parent-style-name="Fuentedepárrafopredeter." style:family="text">
      <style:text-properties style:font-name="Arial" fo:language="ca" fo:country="ES"/>
    </style:style>
    <style:style style:name="T69" style:parent-style-name="Fuentedepárrafopredeter." style:family="text">
      <style:text-properties style:font-name="Arial" fo:color="#FF0000" fo:language="ca" fo:country="ES"/>
    </style:style>
    <style:style style:name="T70" style:parent-style-name="Fuentedepárrafopredeter." style:family="text">
      <style:text-properties style:font-name="Arial" fo:language="ca" fo:country="ES"/>
    </style:style>
    <style:style style:name="T71" style:parent-style-name="Fuentedepárrafopredeter." style:family="text">
      <style:text-properties style:font-name="Arial" fo:language="ca" fo:country="ES"/>
    </style:style>
    <style:style style:name="P72" style:parent-style-name="Standard" style:family="paragraph">
      <style:paragraph-properties fo:line-height="150%"/>
      <style:text-properties style:font-name="Arial" fo:language="ca" fo:country="ES"/>
    </style:style>
    <style:style style:name="P73" style:parent-style-name="Standard" style:family="paragraph">
      <style:paragraph-properties fo:line-height="150%"/>
      <style:text-properties style:font-name="Arial" fo:language="ca" fo:country="ES"/>
    </style:style>
    <style:style style:name="P74" style:parent-style-name="Standard" style:family="paragraph">
      <style:paragraph-properties fo:line-height="150%"/>
    </style:style>
    <style:style style:name="T75" style:parent-style-name="Fuentedepárrafopredeter." style:family="text">
      <style:text-properties style:font-name="Arial" fo:language="ca" fo:country="ES"/>
    </style:style>
    <style:style style:name="T76" style:parent-style-name="Fuentedepárrafopredeter." style:family="text">
      <style:text-properties style:font-name="Arial" fo:language="ca" fo:country="ES"/>
    </style:style>
    <style:style style:name="T77" style:parent-style-name="Fuentedepárrafopredeter." style:family="text">
      <style:text-properties style:font-name="Arial" fo:language="ca" fo:country="ES"/>
    </style:style>
  </office:automatic-styles>
  <office:body>
    <office:text text:use-soft-page-breaks="true">
      <text:p text:style-name="P1">Practica 3 – Sistemes Operatius II</text:p>
      <text:p text:style-name="P3"/>
      <text:list text:style-name="LFO1" text:continue-numbering="true">
        <text:list-item>
          <text:p text:style-name="P4">Comentaris de la<text:s/>Implementació:</text:p>
        </text:list-item>
      </text:list>
      <text:p text:style-name="P5"><text:span text:style-name="T6">En aquesta tercera practica ens centrem en la<text:s/></text:span><text:span text:style-name="T7">implementació</text:span><text:span text:style-name="T8"><text:s/>de un menú textual que deixa escollir que funcions<text:s/></text:span><text:span text:style-name="T9">executarà</text:span><text:span text:style-name="T10"><text:s/>el programa en cada moment. El menú ha de contindre 5 opcions: La primera, referida a la funcionalitat implementada a les practiques anteriors, es la<text:s/></text:span><text:span text:style-name="T11">creació</text:span><text:span text:style-name="T12"><text:s/>d’un arbre a<text:s/></text:span><text:span text:style-name="T13">memòria</text:span><text:span text:style-name="T14">. La segona i la tercera, es demanen que les implementem nosaltres,<text:s/></text:span><text:span text:style-name="T15">son funcions que guarden (2) i carreguen (3) les dades del arbre binari a un fitxer a disc (no amb el mateix format que el fitxer<text:s/></text:span><text:span text:style-name="T16">.csv</text:span><text:span text:style-name="T17">). La quarta<text:s/></text:span><text:span text:style-name="T18">funció</text:span><text:span text:style-name="T19"><text:s/>demana que ens comuniquem<text:s/></text:span><text:span text:style-name="T20">mitjançant</text:span><text:span text:style-name="T21"><text:s/>una<text:s/></text:span><text:span text:style-name="T22">pipe</text:span><text:span text:style-name="T23"><text:s/>amb el<text:s/></text:span><text:span text:style-name="T24">gnuplot</text:span><text:span text:style-name="T25"><text:s/>per a passar-li el<text:s/></text:span><text:span text:style-name="T26">retràs</text:span><text:span text:style-name="T27"><text:s/>mig per dies en</text:span><text:span text:style-name="T28">tre dos aeroports i fer una<text:s/></text:span><text:span text:style-name="T29">gràfica</text:span><text:span text:style-name="T30"><text:s/>amb aquestes dades. La ultima<text:s/></text:span><text:span text:style-name="T31">funció</text:span><text:span text:style-name="T32"><text:s/>correspon a sortir del programa (5).</text:span></text:p>
      <text:p text:style-name="P33"/>
      <text:list text:style-name="LFO1" text:continue-numbering="true">
        <text:list-item>
          <text:list>
            <text:list-item>
              <text:p text:style-name="P34">Menú<text:s/>de texte i<text:s/>creació<text:s/>del arbre:</text:p>
            </text:list-item>
          </text:list>
        </text:list-item>
      </text:list>
      <text:p text:style-name="P35"><text:span text:style-name="T36">El primer que es demanava era la implementacio de un<text:s/></text:span><text:span text:style-name="T37">menú</text:span><text:span text:style-name="T38"><text:s/>de texte per a poder interactuar amb les diferents f</text:span><text:span text:style-name="T39">uncions del programa aixi com agafar tota la funcionalitat de les practiques anteriors i preparar-la dins de la<text:s/></text:span><text:span text:style-name="T40">funció</text:span><text:span text:style-name="T41"><text:s/>(1) del<text:s/></text:span><text:span text:style-name="T42">menú</text:span><text:span text:style-name="T43">. Aquest punt no te gaire secret, ja que el<text:s/></text:span><text:span text:style-name="T44">menú</text:span><text:span text:style-name="T45"><text:s/>de texte es dedica a imprimir les opcions per a informar a l’usuari, captura</text:span><text:span text:style-name="T46">r un enter desde teclat i finalment decidir el fluxe de execucio amb un bloc<text:s/></text:span><text:span text:style-name="T47">switch-case</text:span><text:span text:style-name="T48">. En aquesta part del codi ‘</text:span><text:span text:style-name="T49">main.c</text:span><text:span text:style-name="T50">’ farem tot el control de errors i el control de memoria (que l’arbre estigui en memoria per a salvar-lo en disc, etc.).</text:span></text:p>
      <text:p text:style-name="P51"/>
      <text:list text:style-name="LFO1" text:continue-numbering="true">
        <text:list-item>
          <text:list>
            <text:list-item>
              <text:p text:style-name="P52">Guardat i carregat de les dades del arbre a disc:</text:p>
            </text:list-item>
          </text:list>
        </text:list-item>
      </text:list>
      <text:p text:style-name="P53">Per a les funcions de guardar i carregar vem haver de fer diverses iteracions al codi fins que vem aconseguir tenir-ho funcionant correctament. Ambdues les hem situat al C del arbre, ja que son funcions que es podrien<text:s/>cridar des de un altre programa diferent que utilitzes també la estructura arbre binari. El primer va ser fer la funció de guardat, vem decidir que abans de cada llista guardaríem la seva longitud, així a la hora de llegir podríem saber quants elements s’han de iterar. Tant per guardar com per llegir ho fem de manera recursiva, per poder recórrer el arbre per ‘dreta’ i ‘esquerra’.<text:s/></text:p>
      <text:soft-page-break/>
      <text:p text:style-name="P54">El ordre en que es guarden es relativament lliure mentre la funció de llegir l’arbre de disc utilitzi el mateix, nosaltres hem<text:s/>decidit el ordre logic de ‘key, longitud de la llista, key llista i elements de la llista per cada dia.</text:p>
      <text:p text:style-name="P55">Per a carregar utilitzem la instrucció de C feof(file) per saber quan s’ha acabat el fitxer i el us de ‘memcpy’ per a copiar el contingut de la key correctament, ja que aquí vem tenir el problema de que obteníem la referencia només.</text:p>
      <text:p text:style-name="P56"/>
      <text:list text:style-name="LFO1" text:continue-numbering="true">
        <text:list-item>
          <text:list>
            <text:list-item>
              <text:p text:style-name="P57">Comunicacio amb el procés fill ‘gnuplot’:</text:p>
            </text:list-item>
          </text:list>
        </text:list-item>
      </text:list>
      <text:p text:style-name="P58"><text:span text:style-name="T59">Per a la comunicació amb ‘gnuplot’ vem decidir que la inicialització de la pipe i el tancament els faríem al main.c i vem crear una<text:s/></text:span><text:span text:style-name="T60">funció independent que amb la pipe inicialitzada ja fa la crida al gnuplot i ens mostra la gràfica. A comentar d’aquet punt podríem dir que vem haver de trobar una manera de que el ‘gnuplot’ ens mantingues la gràfica en pantalla, després d’una breu cerca v</text:span><text:span text:style-name="T61">em trobar que era la comanda ‘–persistent’ que únicament s’havia de afegir a on cridàvem<text:s/></text:span><text:span text:style-name="T62">al<text:s/></text:span><text:span text:style-name="T63">‘</text:span><text:span text:style-name="T64">gnu</text:span><text:span text:style-name="T65">plot’</text:span><text:span text:style-name="T66"><text:s/></text:span><text:span text:style-name="T67">q</text:span><text:span text:style-name="T68">uan fèiem la pipe</text:span><text:span text:style-name="T69">.<text:s/></text:span><text:span text:style-name="T70">Vem decidir utilitzar fflush() al final de enviar les dades per forçar que aquestes fossin escrites a la pipe tot i no tenir el buffer de usuari<text:s/></text:span><text:span text:style-name="T71">ple.</text:span></text:p>
      <text:p text:style-name="P72"/>
      <text:p text:style-name="P73">Un problema que hem trobat i que no vem solventar del tot va ser que al demanar al usuari els dos aeroports per a fer la gràfica, el valgrind ens diu que hi ha un salt condicional que depèn de una variable no inicialitzada, i es de fet així, però perquè la variable que es refereix es la que utilitzem al ‘scanf’ per rebre del teclat els aeroports.</text:p>
      <text:p text:style-name="P74"><text:span text:style-name="T75"><text:s/>Teniem un while la longitud de les dos entrades no fos 3 es mantingués demanant la entrada, però ens donava uns cuans errors m´s degut a que al malloc d’aqu</text:span><text:span text:style-name="T76">estes variables no reservàvem més memòria que la necesaria per a 3 caracters, no tindria sentit aumentarla per si l’usuari decidís entrar 6 caracters, així que vem suprimir aquesta part del codi i vem deixar-ho en un ‘if’ i suposant que el usuari ho introd</text:span><text:span text:style-name="T77">ueix correctam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dobe Blank" svg:font-family="Adobe Blan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dobe Blan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cabezado" style:family="paragraph">
      <style:paragraph-properties fo:text-align="end"/>
    </style:style>
  </office:automatic-styles>
  <office:master-styles>
    <style:master-page style:name="MP0" style:page-layout-name="PL0">
      <style:header>
        <text:p text:style-name="P2">Carles Toujouse i Astor Prieto</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arles toujouse</dc:creator>
    <meta:creation-date>2016-10-12T14:17:00Z</meta:creation-date>
    <dc:date>2016-11-24T13:10:00Z</dc:date>
    <meta:template xlink:href="Normal" xlink:type="simple"/>
    <meta:editing-cycles>28</meta:editing-cycles>
    <meta:editing-duration>PT7440S</meta:editing-duration>
    <meta:document-statistic meta:page-count="2" meta:paragraph-count="8" meta:word-count="622" meta:character-count="4041" meta:row-count="28" meta:non-whitespace-character-count="3427"/>
  </office:meta>
</office:document-meta>
</file>